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uebas1" style:family="table" style:master-page-name="">
      <style:table-properties style:width="15.402cm" style:page-number="auto" table:align="margins" style:shadow="none" style:may-break-between-rows="true" table:border-model="collapsing"/>
    </style:style>
    <style:style style:name="Pruebas1.A" style:family="table-column">
      <style:table-column-properties style:column-width="4.392cm" style:rel-column-width="2490*"/>
    </style:style>
    <style:style style:name="Pruebas1.B" style:family="table-column">
      <style:table-column-properties style:column-width="4.895cm" style:rel-column-width="2775*"/>
    </style:style>
    <style:style style:name="Pruebas1.C" style:family="table-column">
      <style:table-column-properties style:column-width="3.057cm" style:rel-column-width="1733*"/>
    </style:style>
    <style:style style:name="Pruebas1.D" style:family="table-column">
      <style:table-column-properties style:column-width="3.059cm" style:rel-column-width="1734*"/>
    </style:style>
    <style:style style:name="Pruebas1.1" style:family="table-row">
      <style:table-row-properties fo:keep-together="auto"/>
    </style:style>
    <style:style style:name="Pruebas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uebas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uebas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5" style:family="table-row">
      <style:table-row-properties style:min-row-height="0.961cm" fo:keep-together="auto"/>
    </style:style>
    <style:style style:name="Pruebas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ruebas1.B8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uebas1.D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252dab" officeooo:paragraph-rsid="001a9710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9f352" officeooo:paragraph-rsid="0049f35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9f352" officeooo:paragraph-rsid="004c501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9e2b1" officeooo:paragraph-rsid="0049e2b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d4d73" officeooo:paragraph-rsid="004d4d7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9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51fa3f" officeooo:paragraph-rsid="0051fa3f" style:font-weight-asian="bold" style:font-weight-complex="bold"/>
    </style:style>
    <style:style style:name="P10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0.5pt" fo:font-style="normal" fo:text-shadow="none" style:text-underline-style="none" fo:font-weight="normal" officeooo:rsid="0049e2b1" officeooo:paragraph-rsid="0049f35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0.5pt" fo:font-style="normal" fo:text-shadow="none" style:text-underline-style="none" fo:font-weight="normal" officeooo:rsid="0049f352" officeooo:paragraph-rsid="0049f35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0pt" fo:font-style="normal" fo:text-shadow="none" style:text-underline-style="none" fo:font-weight="normal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bold" style:font-size-asian="12pt" style:font-style-asian="normal" style:font-weight-asian="bold"/>
    </style:style>
    <style:style style:name="P17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mbria" fo:font-size="10pt" fo:font-style="normal" fo:text-shadow="none" style:text-underline-style="none" fo:font-weight="normal" officeooo:rsid="003ea2c8" officeooo:paragraph-rsid="003ea2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mbria" fo:font-size="10pt" fo:font-style="normal" fo:text-shadow="none" style:text-underline-style="none" fo:font-weight="normal" officeooo:paragraph-rsid="004069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mbria" fo:font-size="10.5pt" fo:font-style="normal" fo:text-shadow="none" style:text-underline-style="none" fo:font-weight="normal" officeooo:rsid="0049f352" officeooo:paragraph-rsid="004c501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mbria" fo:font-size="10.5pt" fo:font-style="normal" fo:text-shadow="none" style:text-underline-style="none" fo:font-weight="normal" officeooo:rsid="004d4d73" officeooo:paragraph-rsid="004d4d7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weight="bold" officeooo:rsid="00480e9a" officeooo:paragraph-rsid="00480e9a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style:font-name="Cambria" fo:font-size="12pt" fo:font-weight="bold" officeooo:paragraph-rsid="002e4b7b" style:font-size-asian="12pt" style:font-weight-asian="bold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7cff" officeooo:paragraph-rsid="002c7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2c7cff" officeooo:paragraph-rsid="002c7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80e9a" officeooo:paragraph-rsid="00480e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49e2b1" officeooo:paragraph-rsid="0049e2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49f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4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ea2c8" officeooo:paragraph-rsid="004d4d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51fa3f" officeooo:paragraph-rsid="0051fa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80e9a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c5014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9f352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a9f3e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49f352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51f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7">ANDREA FERNÁNDEZ JOGLAR – 1º DAM</text:p>
      <text:p text:style-name="P15"/>
      <text:h text:style-name="P8" text:outline-level="1">TAREA <text:span text:style-name="T6">GEOCACHING</text:span></text:h>
      <text:p text:style-name="P24"/>
      <text:p text:style-name="P16"/>
      <text:p text:style-name="P9">EJECUCIÓN DE PRUEBAS FUNCIONALES</text:p>
      <text:p text:style-name="P9">PRUEBA 1</text:p>
      <table:table table:name="Pruebas1" table:style-name="Pruebas1" table:template-name="Simple Grid Rows">
        <table:table-column table:style-name="Pruebas1.A"/>
        <table:table-column table:style-name="Pruebas1.B"/>
        <table:table-column table:style-name="Pruebas1.C"/>
        <table:table-column table:style-name="Pruebas1.D"/>
        <table:table-row table:style-name="Pruebas1.1">
          <table:table-cell table:style-name="Pruebas1.A1" office:value-type="string">
            <text:p text:style-name="P34">Objetivo</text:p>
          </table:table-cell>
          <table:table-cell table:style-name="Pruebas1.B1" office:value-type="string">
            <text:p text:style-name="P34">Descripción</text:p>
          </table:table-cell>
          <table:table-cell table:style-name="Pruebas1.C1" office:value-type="string">
            <text:p text:style-name="P26"/>
          </table:table-cell>
          <table:table-cell table:style-name="Pruebas1.A1" office:value-type="string">
            <text:p text:style-name="P27"/>
          </table:table-cell>
        </table:table-row>
        <table:table-row table:style-name="Pruebas1.1">
          <table:table-cell table:style-name="Pruebas1.A6" office:value-type="string">
            <text:p text:style-name="P28"/>
          </table:table-cell>
          <table:table-cell table:style-name="Pruebas1.B2">
            <text:p text:style-name="P12"/>
          </table:table-cell>
          <table:table-cell table:style-name="Pruebas1.C2" office:value-type="string">
            <text:p text:style-name="P11"/>
          </table:table-cell>
          <table:table-cell table:style-name="Pruebas1.D2">
            <text:p text:style-name="P14"/>
          </table:table-cell>
        </table:table-row>
        <table:table-row table:style-name="Pruebas1.1">
          <table:table-cell table:style-name="Pruebas1.A7" office:value-type="string">
            <text:p text:style-name="P29"/>
          </table:table-cell>
          <table:table-cell table:style-name="Pruebas1.B3">
            <text:p text:style-name="P13"/>
          </table:table-cell>
          <table:table-cell table:style-name="Pruebas1.C3" office:value-type="string">
            <text:p text:style-name="P18"/>
          </table:table-cell>
          <table:table-cell table:style-name="Pruebas1.D3">
            <text:p text:style-name="P20"/>
          </table:table-cell>
        </table:table-row>
        <table:table-row table:style-name="Pruebas1.1">
          <table:table-cell table:style-name="Pruebas1.A6" office:value-type="string">
            <text:p text:style-name="P30"/>
          </table:table-cell>
          <table:table-cell table:style-name="Pruebas1.B2">
            <text:p text:style-name="P13"/>
          </table:table-cell>
          <table:table-cell table:style-name="Pruebas1.C2" office:value-type="string">
            <text:p text:style-name="P18"/>
          </table:table-cell>
          <table:table-cell table:style-name="Pruebas1.D2">
            <text:p text:style-name="P20"/>
          </table:table-cell>
        </table:table-row>
        <table:table-row table:style-name="Pruebas1.5">
          <table:table-cell table:style-name="Pruebas1.A7" office:value-type="string">
            <text:p text:style-name="P31"/>
          </table:table-cell>
          <table:table-cell table:style-name="Pruebas1.B3">
            <text:p text:style-name="P13"><text:span text:style-name="T4"/></text:p>
          </table:table-cell>
          <table:table-cell table:style-name="Pruebas1.C3" office:value-type="string">
            <text:p text:style-name="P19"/>
          </table:table-cell>
          <table:table-cell table:style-name="Pruebas1.D3">
            <text:p text:style-name="P21"/>
          </table:table-cell>
        </table:table-row>
        <table:table-row table:style-name="Pruebas1.5">
          <table:table-cell table:style-name="Pruebas1.A6" office:value-type="string">
            <text:p text:style-name="P32"/>
          </table:table-cell>
          <table:table-cell table:style-name="Pruebas1.B2">
            <text:p text:style-name="P22"/>
          </table:table-cell>
          <table:table-cell table:style-name="Pruebas1.C2" office:value-type="string">
            <text:p text:style-name="P19"/>
          </table:table-cell>
          <table:table-cell table:style-name="Pruebas1.D2">
            <text:p text:style-name="P21"/>
          </table:table-cell>
        </table:table-row>
        <table:table-row table:style-name="Pruebas1.5">
          <table:table-cell table:style-name="Pruebas1.A7" office:value-type="string">
            <text:p text:style-name="P33"/>
          </table:table-cell>
          <table:table-cell table:style-name="Pruebas1.B3">
            <text:p text:style-name="P23"/>
          </table:table-cell>
          <table:table-cell table:style-name="Pruebas1.C3" office:value-type="string">
            <text:p text:style-name="P19"/>
          </table:table-cell>
          <table:table-cell table:style-name="Pruebas1.D3">
            <text:p text:style-name="P21"/>
          </table:table-cell>
        </table:table-row>
        <table:table-row table:style-name="Pruebas1.5">
          <table:table-cell table:style-name="Pruebas1.A8" office:value-type="string">
            <text:p text:style-name="P33"/>
          </table:table-cell>
          <table:table-cell table:style-name="Pruebas1.B8" office:value-type="string">
            <text:p text:style-name="P23"/>
          </table:table-cell>
          <table:table-cell table:style-name="Pruebas1.C8" office:value-type="string">
            <text:p text:style-name="P19"/>
          </table:table-cell>
          <table:table-cell table:style-name="Pruebas1.D8" office:value-type="string">
            <text:p text:style-name="P21"/>
          </table:table-cell>
        </table:table-row>
      </table:table>
      <text:p text:style-name="P10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52dab" officeooo:paragraph-rsid="001a9710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7:56:00</meta:creation-date>
    <meta:initial-creator>Usuario</meta:initial-creator>
    <dc:date>2023-12-21T14:47:20.254000000</dc:date>
    <meta:editing-duration>PT2H7M51S</meta:editing-duration>
    <meta:editing-cycles>22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6" meta:word-count="15" meta:character-count="107" meta:non-whitespace-character-count="97"/>
  </office:meta>
</office:document-meta>
</file>